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0.69pt"/>
    </style:style>
    <style:style style:name="co4" style:family="table-column">
      <style:table-column-properties fo:break-before="auto" style:column-width="213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 style:data-style-name="N121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Generalized Dice Loss</text:p>
          </table:table-cell>
          <table:covered-table-cell table:number-columns-repeated="2" table:style-name="ce1"/>
          <table:table-cell office:value-type="string" calcext:value-type="string">
            <text:p>File 1</text:p>
          </table:table-cell>
          <table:table-cell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79" calcext:value-type="float">
            <text:p>0.079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63" calcext:value-type="float">
            <text:p>0.63</text:p>
          </table:table-cell>
          <table:table-cell office:value-type="string" calcext:value-type="string">
            <text:p>log_CV0_Consis0_20191023_153046.tx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8" calcext:value-type="float">
            <text:p>0.108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56" calcext:value-type="float">
            <text:p>0.56</text:p>
          </table:table-cell>
          <table:table-cell office:value-type="string" calcext:value-type="string">
            <text:p>log_CV1_Consis0_20191023_160131.txt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log_CV2_Consis0_20191023_160159.txt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107" calcext:value-type="float">
            <text:p>0.10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log_CV3_Consis0_20191023_160341.txt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114" calcext:value-type="float">
            <text:p>0.11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48" calcext:value-type="float">
            <text:p>0.48</text:p>
          </table:table-cell>
          <table:table-cell office:value-type="string" calcext:value-type="string">
            <text:p>log_CV4_Consis0_20191024_111230.txt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112" calcext:value-type="float">
            <text:p>0.112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45" calcext:value-type="float">
            <text:p>0.45</text:p>
          </table:table-cell>
          <table:table-cell office:value-type="string" calcext:value-type="string">
            <text:p>log_CV5_Consis0_20191024_111312.txt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7" table:formula="of:=AVERAGE([.B3:.B8])" office:value-type="float" office:value="0.107166666666667" calcext:value-type="float">
            <text:p>0.107</text:p>
          </table:table-cell>
          <table:table-cell table:style-name="ce5" table:formula="of:=AVERAGE([.C3:.C8])" office:value-type="float" office:value="0.81" calcext:value-type="float">
            <text:p>0.810</text:p>
          </table:table-cell>
          <table:table-cell table:style-name="ce5" table:formula="of:=AVERAGE([.D3:.D8])" office:value-type="float" office:value="0.483333333333333" calcext:value-type="float">
            <text:p>0.483</text:p>
          </table:table-cell>
          <table:table-cell table:style-name="ce5" table:formula="of:=AVERAGE([.E3:.E8])" office:value-type="float" office:value="0.52" calcext:value-type="float">
            <text:p>0.5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7" table:formula="of:=STDEV([.B3:.B8])" office:value-type="float" office:value="0.0149320683988075" calcext:value-type="float">
            <text:p>0.015</text:p>
          </table:table-cell>
          <table:table-cell table:style-name="ce5" table:formula="of:=STDEV([.C3:.C8])" office:value-type="float" office:value="0.0289827534923789" calcext:value-type="float">
            <text:p>0.029</text:p>
          </table:table-cell>
          <table:table-cell table:style-name="ce5" table:formula="of:=STDEV([.D3:.D8])" office:value-type="float" office:value="0.0680196050169851" calcext:value-type="float">
            <text:p>0.068</text:p>
          </table:table-cell>
          <table:table-cell table:style-name="ce5" table:formula="of:=STDEV([.E3:.E8])" office:value-type="float" office:value="0.0648074069840786" calcext:value-type="float">
            <text:p>0.06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 <text:s/>total 35 patients, 31 patients have fixeed physiscal size 147*147*147mm, other 4 big-size-cancer patient scale down to same pixels size 49*147*147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<text:s/>Window level set at 350/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<text:s/>1s rate in the Tr means label 1s average rate in the whole volume. 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  at 1<text:span text:style-name="T1">st</text:span> layer, the Vmodel has 48 filters; at final output layer 1*1*1 conv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 <text:s/>Use generalized Dice loss as network loss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At final output layer 5*5*5 Conv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office:value-type="string" calcext:value-type="string">
            <text:p>File 1</text:p>
          </table:table-cell>
          <table:table-cell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 table:number-rows-repeated="6">
          <table:table-cell table:style-name="ce2"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7" table:formula="of:=AVERAGE([.B25:.B30])" office:value-type="string" office:string-value="" calcext:value-type="error">
            <text:p>#DIV/0!</text:p>
          </table:table-cell>
          <table:table-cell table:style-name="ce5" table:formula="of:=AVERAGE([.C25:.C30])" office:value-type="string" office:string-value="" calcext:value-type="error">
            <text:p>#DIV/0!</text:p>
          </table:table-cell>
          <table:table-cell table:style-name="ce5" table:formula="of:=AVERAGE([.D25:.D30])" office:value-type="string" office:string-value="" calcext:value-type="error">
            <text:p>#DIV/0!</text:p>
          </table:table-cell>
          <table:table-cell table:style-name="ce5" table:formula="of:=AVERAGE([.E25:.E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25:.C30])" office:value-type="string" office:string-value="" calcext:value-type="error">
            <text:p>#DIV/0!</text:p>
          </table:table-cell>
          <table:table-cell table:style-name="ce5" table:formula="of:=STDEV([.D25:.D30])" office:value-type="string" office:string-value="" calcext:value-type="error">
            <text:p>#DIV/0!</text:p>
          </table:table-cell>
          <table:table-cell table:style-name="ce5" table:formula="of:=STDEV([.E25:.E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 <text:s/>total 35 patients, all ROIs are scaled into unformed pixel size of 49*147*1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<text:s/>Window level set at 350/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<text:s/>1s rate in the Tr means label 1s average rate in the whole volume. 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  at 1<text:span text:style-name="T1">st</text:span> layer, the Vmodel has 48 filters; at final output layer 5*5*5 conv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09:14:54.206000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25T09:19:57.442453344</dc:date>
    <meta:editing-duration>PT3H52M13S</meta:editing-duration>
    <meta:editing-cycles>42</meta:editing-cycles>
    <meta:document-statistic meta:table-count="1" meta:cell-count="85" meta:object-count="0"/>
  </office:meta>
</office:document-meta>
</file>